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nl" number:country="NL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tyle="italic" style:font-style-asian="italic" style:font-style-complex="italic"/>
    </style:style>
    <style:style style:name="ce3" style:family="table-cell" style:parent-style-name="Default"/>
    <style:style style:name="ce4" style:family="table-cell" style:parent-style-name="Default" style:data-style-name="N10003">
      <style:table-cell-properties fo:border-bottom="none" fo:border-left="none" fo:border-right="none" fo:border-top="0.74pt soli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Word length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4" table:formula="of:=SUM([.B2:.B17])" office:value-type="float" office:value="31237" calcext:value-type="float">
            <text:p>31.237</text:p>
          </table:table-cell>
        </table:table-row>
        <calcext:conditional-formats>
          <calcext:conditional-format calcext:target-range-address="Sheet1.B2:Sheet1.B17">
            <calcext:data-bar calcext:gradient="false" calcext:max-length="100" calcext:negative-color="#ff0000" calcext:positive-color="#158466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8:18:17.901376456</meta:creation-date>
    <dc:date>2024-06-10T18:21:37.736667382</dc:date>
    <meta:editing-duration>PT3M20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